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a02" officeooo:paragraph-rsid="00005a02"/>
    </style:style>
    <style:style style:name="P2" style:family="paragraph" style:parent-style-name="Standard" style:list-style-name="L1">
      <style:text-properties officeooo:rsid="00005a02" officeooo:paragraph-rsid="00005a02"/>
    </style:style>
    <style:style style:name="P3" style:family="paragraph" style:parent-style-name="Standard">
      <style:text-properties officeooo:rsid="0002246c" officeooo:paragraph-rsid="00005a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ant dans un programme :</text:p>
      <text:p text:style-name="P1"/>
      <text:list xml:id="list98054086549401562" text:style-name="L1">
        <text:list-item>
          <text:p text:style-name="P2">Déclaration de variable</text:p>
        </text:list-item>
        <text:list-item>
          <text:p text:style-name="P2">Instructions</text:p>
          <text:list>
            <text:list-item>
              <text:p text:style-name="P2">Entrée et Sortie</text:p>
            </text:list-item>
            <text:list-item>
              <text:p text:style-name="P2">Expressions</text:p>
            </text:list-item>
          </text:list>
        </text:list-item>
        <text:list-item>
          <text:p text:style-name="P2">Conditions et Boucles</text:p>
          <text:list>
            <text:list-item>
              <text:p text:style-name="P2">Si, Tant que, Pour</text:p>
            </text:list-item>
          </text:list>
        </text:list-item>
      </text:list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4:59:12.925000000</meta:creation-date>
    <dc:date>2018-09-04T15:42:55.239000000</dc:date>
    <meta:editing-duration>PT8M57S</meta:editing-duration>
    <meta:editing-cycles>1</meta:editing-cycles>
    <meta:document-statistic meta:table-count="0" meta:image-count="0" meta:object-count="0" meta:page-count="1" meta:paragraph-count="7" meta:word-count="26" meta:character-count="136" meta:non-whitespace-character-count="123"/>
    <meta:generator>LibreOffice/5.1.6.2$Windows_x86 LibreOffice_project/07ac168c60a517dba0f0d7bc7540f5afa45f0909</meta:generator>
  </office:meta>
</office:document-meta>
</file>